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Math TeX Gyre" svg:font-family="'DejaVu Math TeX Gyre'"/>
    <style:font-face style:name="Lohit Devanagari1" svg:font-family="'Lohit Devanagari'"/>
    <style:font-face style:name="Liberation Serif1" svg:font-family="'Liberation Serif'" style:font-family-generic="roman"/>
    <style:font-face style:name="URW Gothic1" svg:font-family="'URW Gothic'" style:font-family-generic="roman"/>
    <style:font-face style:name="URW Gothic" svg:font-family="'URW Gothic'" style:font-family-generic="swiss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note">
      <style:text-properties officeooo:rsid="002c010b" officeooo:paragraph-rsid="002c010b"/>
    </style:style>
    <style:style style:name="P2" style:family="paragraph" style:parent-style-name="Footnote">
      <style:text-properties officeooo:rsid="002c010b" officeooo:paragraph-rsid="002c010b"/>
    </style:style>
    <style:style style:name="P3" style:family="paragraph" style:parent-style-name="Footnote">
      <style:text-properties officeooo:rsid="002c010b" officeooo:paragraph-rsid="00339d46"/>
    </style:style>
    <style:style style:name="P4" style:family="paragraph" style:parent-style-name="Footnote">
      <style:text-properties officeooo:paragraph-rsid="0036802e"/>
    </style:style>
    <style:style style:name="P5" style:family="paragraph" style:parent-style-name="Standard">
      <style:text-properties style:text-position="0% 100%" style:font-name="Droid Serif" fo:font-size="14pt" officeooo:rsid="002770ca" officeooo:paragraph-rsid="002770ca" style:font-name-asian="Liberation Serif1" style:font-size-asian="14pt" style:font-name-complex="Liberation Serif1" style:font-size-complex="14pt"/>
    </style:style>
    <style:style style:name="P6" style:family="paragraph" style:parent-style-name="Standard">
      <style:text-properties style:text-position="0% 100%" style:font-name="Droid Serif" fo:font-size="14pt" officeooo:rsid="0021f256" officeooo:paragraph-rsid="00296649" style:font-name-asian="Liberation Serif1" style:font-size-asian="14pt" style:font-name-complex="Liberation Serif1" style:font-size-complex="14pt"/>
    </style:style>
    <style:style style:name="P7" style:family="paragraph" style:parent-style-name="Standard">
      <style:text-properties style:text-position="0% 100%" style:font-name="Droid Serif" fo:font-size="14pt" officeooo:rsid="002ad9e3" officeooo:paragraph-rsid="002ad9e3" style:font-name-asian="Liberation Serif1" style:font-size-asian="14pt" style:font-name-complex="Liberation Serif1" style:font-size-complex="14pt"/>
    </style:style>
    <style:style style:name="P8" style:family="paragraph" style:parent-style-name="Standard">
      <style:text-properties style:text-position="0% 100%" style:font-name="Droid Serif" fo:font-size="14pt" officeooo:rsid="0033039d" officeooo:paragraph-rsid="0033039d" style:font-name-asian="Liberation Serif1" style:font-size-asian="14pt" style:font-name-complex="Liberation Serif1" style:font-size-complex="14pt"/>
    </style:style>
    <style:style style:name="P9" style:family="paragraph" style:parent-style-name="Standard">
      <style:text-properties style:text-position="0% 100%" style:font-name="Droid Serif" fo:font-size="14pt" officeooo:rsid="00339d46" officeooo:paragraph-rsid="0036802e" style:font-name-asian="Liberation Serif1" style:font-size-asian="14pt" style:font-name-complex="Liberation Serif1" style:font-size-complex="14pt"/>
    </style:style>
    <style:style style:name="P10" style:family="paragraph" style:parent-style-name="Standard">
      <style:text-properties style:text-position="0% 100%" style:font-name="Droid Serif" fo:font-size="14pt" officeooo:rsid="002e7350" officeooo:paragraph-rsid="0036802e" style:font-name-asian="Liberation Serif1" style:font-size-asian="14pt" style:font-name-complex="Liberation Serif1" style:font-size-complex="14pt"/>
    </style:style>
    <style:style style:name="P11" style:family="paragraph" style:parent-style-name="Standard">
      <style:text-properties style:text-position="0% 100%" style:font-name="Droid Serif" fo:font-size="14pt" officeooo:rsid="002c010b" officeooo:paragraph-rsid="002c010b" style:font-name-asian="Liberation Serif1" style:font-size-asian="14pt" style:font-name-complex="Liberation Serif1" style:font-size-complex="14pt"/>
    </style:style>
    <style:style style:name="P12" style:family="paragraph" style:parent-style-name="Standard">
      <style:text-properties style:text-position="0% 100%" style:font-name="Droid Serif" fo:font-size="14pt" officeooo:rsid="0034d935" officeooo:paragraph-rsid="002c010b" style:font-name-asian="Liberation Serif1" style:font-size-asian="14pt" style:font-name-complex="Liberation Serif1" style:font-size-complex="14pt"/>
    </style:style>
    <style:style style:name="P13" style:family="paragraph" style:parent-style-name="Standard">
      <style:text-properties style:text-position="0% 100%" style:font-name="Droid Serif" fo:font-size="14pt" officeooo:rsid="0034d935" officeooo:paragraph-rsid="0034d935" style:font-name-asian="Liberation Serif1" style:font-size-asian="14pt" style:font-name-complex="Liberation Serif1" style:font-size-complex="14pt"/>
    </style:style>
    <style:style style:name="P14" style:family="paragraph" style:parent-style-name="Standard">
      <style:text-properties style:text-position="0% 100%" style:font-name="Droid Serif" fo:font-size="14pt" officeooo:rsid="00352580" officeooo:paragraph-rsid="00352580" style:font-name-asian="Liberation Serif1" style:font-size-asian="14pt" style:font-name-complex="Liberation Serif1" style:font-size-complex="14pt"/>
    </style:style>
    <style:style style:name="P15" style:family="paragraph" style:parent-style-name="Standard">
      <style:text-properties style:text-position="0% 100%" style:font-name="Droid Serif" fo:font-size="14pt" officeooo:rsid="003925bd" officeooo:paragraph-rsid="003925bd" style:font-name-asian="Liberation Serif1" style:font-size-asian="14pt" style:font-name-complex="Liberation Serif1" style:font-size-complex="14pt"/>
    </style:style>
    <style:style style:name="P16" style:family="paragraph" style:parent-style-name="Standard">
      <style:text-properties style:text-position="0% 100%" style:font-name="Droid Serif" fo:font-size="14pt" fo:font-weight="bold" officeooo:rsid="002770ca" officeooo:paragraph-rsid="002770ca" style:font-name-asian="Liberation Serif1" style:font-size-asian="14pt" style:font-weight-asian="bold" style:font-name-complex="Liberation Serif1" style:font-size-complex="14pt" style:font-weight-complex="bold"/>
    </style:style>
    <style:style style:name="P17" style:family="paragraph" style:parent-style-name="Standard">
      <style:text-properties style:text-position="0% 100%" style:font-name="Droid Serif" fo:font-size="14pt" fo:font-weight="bold" officeooo:rsid="0034d935" officeooo:paragraph-rsid="0034d935" style:font-name-asian="Liberation Serif1" style:font-size-asian="14pt" style:font-weight-asian="bold" style:font-name-complex="Liberation Serif1" style:font-size-complex="14pt" style:font-weight-complex="bold"/>
    </style:style>
    <style:style style:name="P18" style:family="paragraph" style:parent-style-name="Standard">
      <style:text-properties style:font-name="Droid Serif" fo:font-size="14pt" officeooo:rsid="001f8d7f" officeooo:paragraph-rsid="001f8d7f" style:font-size-asian="14pt" style:font-size-complex="14pt"/>
    </style:style>
    <style:style style:name="P19" style:family="paragraph" style:parent-style-name="Standard">
      <style:text-properties style:font-name="Droid Serif" fo:font-size="14pt" officeooo:rsid="001f8d7f" officeooo:paragraph-rsid="0021f256" style:font-size-asian="14pt" style:font-size-complex="14pt"/>
    </style:style>
    <style:style style:name="P20" style:family="paragraph" style:parent-style-name="Standard">
      <style:text-properties style:font-name="Droid Serif" fo:font-size="14pt" officeooo:rsid="001f8d7f" officeooo:paragraph-rsid="002378b4" style:font-size-asian="14pt" style:font-size-complex="14pt"/>
    </style:style>
    <style:style style:name="P21" style:family="paragraph" style:parent-style-name="Standard">
      <style:text-properties style:font-name="Droid Serif" fo:font-size="14pt" officeooo:rsid="002ad9e3" officeooo:paragraph-rsid="00311256" style:font-size-asian="14pt" style:font-size-complex="14pt"/>
    </style:style>
    <style:style style:name="P22" style:family="paragraph" style:parent-style-name="Standard">
      <style:text-properties style:font-name="Droid Serif" fo:font-size="14pt" officeooo:rsid="002378b4" officeooo:paragraph-rsid="002378b4" style:font-name-asian="Liberation Serif1" style:font-size-asian="14pt" style:font-name-complex="Liberation Serif1" style:font-size-complex="14pt"/>
    </style:style>
    <style:style style:name="P23" style:family="paragraph" style:parent-style-name="Standard">
      <style:text-properties style:font-name="Droid Serif" fo:font-size="14pt" officeooo:rsid="002ad9e3" officeooo:paragraph-rsid="002ad9e3" style:font-name-asian="Liberation Serif1" style:font-size-asian="14pt" style:font-name-complex="Liberation Serif1" style:font-size-complex="14pt"/>
    </style:style>
    <style:style style:name="P24" style:family="paragraph" style:parent-style-name="Standard">
      <style:text-properties style:font-name="Droid Serif" fo:font-size="14pt" officeooo:rsid="002770ca" officeooo:paragraph-rsid="002770ca" style:font-name-asian="Liberation Serif1" style:font-size-asian="14pt" style:font-name-complex="Liberation Serif1" style:font-size-complex="14pt"/>
    </style:style>
    <style:style style:name="P25" style:family="paragraph" style:parent-style-name="Standard">
      <style:text-properties style:font-name="Droid Serif" fo:font-size="14pt" officeooo:rsid="002770ca" officeooo:paragraph-rsid="00296649" style:font-name-asian="Liberation Serif1" style:font-size-asian="14pt" style:font-name-complex="Liberation Serif1" style:font-size-complex="14pt"/>
    </style:style>
    <style:style style:name="P26" style:family="paragraph" style:parent-style-name="Standard">
      <style:text-properties style:font-name="Droid Serif" officeooo:paragraph-rsid="00352580"/>
    </style:style>
    <style:style style:name="P27" style:family="paragraph" style:parent-style-name="Standard">
      <style:text-properties style:font-name="Droid Serif" officeooo:rsid="003925bd" officeooo:paragraph-rsid="003925bd"/>
    </style:style>
    <style:style style:name="P28" style:family="paragraph" style:parent-style-name="Standard">
      <style:text-properties style:font-name="Droid Serif" fo:font-weight="bold" officeooo:rsid="003925bd" officeooo:paragraph-rsid="003925bd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235a59"/>
    </style:style>
    <style:style style:name="T3" style:family="text">
      <style:text-properties style:text-position="super 58%" officeooo:rsid="002c010b"/>
    </style:style>
    <style:style style:name="T4" style:family="text">
      <style:text-properties officeooo:rsid="00235a59"/>
    </style:style>
    <style:style style:name="T5" style:family="text">
      <style:text-properties style:text-position="0% 100%"/>
    </style:style>
    <style:style style:name="T6" style:family="text">
      <style:text-properties style:text-position="0% 100%" officeooo:rsid="0021f256"/>
    </style:style>
    <style:style style:name="T7" style:family="text">
      <style:text-properties style:text-position="0% 100%" officeooo:rsid="00202a5a"/>
    </style:style>
    <style:style style:name="T8" style:family="text">
      <style:text-properties style:text-position="0% 100%" officeooo:rsid="00296649"/>
    </style:style>
    <style:style style:name="T9" style:family="text">
      <style:text-properties style:text-position="0% 100%" officeooo:rsid="002378b4"/>
    </style:style>
    <style:style style:name="T10" style:family="text">
      <style:text-properties style:text-position="0% 100%" officeooo:rsid="002c010b"/>
    </style:style>
    <style:style style:name="T11" style:family="text">
      <style:text-properties style:text-position="0% 100%" style:font-name-asian="DejaVu Math TeX Gyre" style:font-name-complex="DejaVu Math TeX Gyre"/>
    </style:style>
    <style:style style:name="T12" style:family="text">
      <style:text-properties style:text-position="0% 100%" officeooo:rsid="0021f256" style:font-name-asian="DejaVu Math TeX Gyre" style:font-name-complex="DejaVu Math TeX Gyre"/>
    </style:style>
    <style:style style:name="T13" style:family="text">
      <style:text-properties style:text-position="0% 100%" officeooo:rsid="00296649" style:font-name-asian="DejaVu Math TeX Gyre" style:font-name-complex="DejaVu Math TeX Gyre"/>
    </style:style>
    <style:style style:name="T14" style:family="text">
      <style:text-properties style:text-position="0% 100%" fo:font-size="14pt" style:font-name-asian="Liberation Serif1" style:font-size-asian="14pt" style:font-name-complex="Liberation Serif1" style:font-size-complex="14pt"/>
    </style:style>
    <style:style style:name="T15" style:family="text">
      <style:text-properties style:text-position="0% 100%" fo:font-size="14pt" officeooo:rsid="00352580" style:font-name-asian="Liberation Serif1" style:font-size-asian="14pt" style:font-name-complex="Liberation Serif1" style:font-size-complex="14pt"/>
    </style:style>
    <style:style style:name="T16" style:family="text">
      <style:text-properties style:text-position="0% 100%" fo:font-size="14pt" officeooo:rsid="0021f256" style:font-name-asian="Liberation Serif1" style:font-size-asian="14pt" style:font-name-complex="Liberation Serif1" style:font-size-complex="14pt"/>
    </style:style>
    <style:style style:name="T17" style:family="text">
      <style:text-properties style:text-position="0% 100%" fo:font-size="14pt" officeooo:rsid="002770ca" style:font-name-asian="Liberation Serif1" style:font-size-asian="14pt" style:font-name-complex="Liberation Serif1" style:font-size-complex="14pt"/>
    </style:style>
    <style:style style:name="T18" style:family="text">
      <style:text-properties style:text-position="0% 100%" fo:font-size="14pt" officeooo:rsid="0036802e" style:font-name-asian="Liberation Serif1" style:font-size-asian="14pt" style:font-name-complex="Liberation Serif1" style:font-size-complex="14pt"/>
    </style:style>
    <style:style style:name="T19" style:family="text">
      <style:text-properties style:text-position="0% 100%" fo:font-size="14pt" officeooo:rsid="00202a5a" style:font-name-asian="Liberation Serif1" style:font-size-asian="14pt" style:font-name-complex="Liberation Serif1" style:font-size-complex="14pt"/>
    </style:style>
    <style:style style:name="T20" style:family="text">
      <style:text-properties style:text-position="sub 58%"/>
    </style:style>
    <style:style style:name="T21" style:family="text">
      <style:text-properties style:text-position="sub 58%" fo:font-size="14pt" style:font-name-asian="Liberation Serif1" style:font-size-asian="14pt" style:font-name-complex="Liberation Serif1" style:font-size-complex="14pt"/>
    </style:style>
    <style:style style:name="T22" style:family="text">
      <style:text-properties style:text-position="sub 58%" fo:font-size="14pt" officeooo:rsid="00352580" style:font-name-asian="Liberation Serif1" style:font-size-asian="14pt" style:font-name-complex="Liberation Serif1" style:font-size-complex="14pt"/>
    </style:style>
    <style:style style:name="T23" style:family="text">
      <style:text-properties officeooo:rsid="00339d46"/>
    </style:style>
    <style:style style:name="T24" style:family="text">
      <style:text-properties officeooo:rsid="00202a5a"/>
    </style:style>
    <style:style style:name="T25" style:family="text">
      <style:text-properties officeooo:rsid="002378b4"/>
    </style:style>
    <style:style style:name="T26" style:family="text">
      <style:text-properties officeooo:rsid="0021f256"/>
    </style:style>
    <style:style style:name="T27" style:family="text">
      <style:text-properties officeooo:rsid="0036802e"/>
    </style:style>
    <style:style style:name="T28" style:family="text">
      <style:text-properties fo:font-size="10pt" officeooo:rsid="0036802e" style:font-size-asian="10pt" style:font-size-complex="10pt"/>
    </style:style>
    <style:style style:name="T29" style:family="text">
      <style:text-properties officeooo:rsid="0037d538"/>
    </style:style>
    <style:style style:name="T30" style:family="text">
      <style:text-properties style:font-name-asian="DejaVu Math TeX Gyre" style:font-name-complex="DejaVu Math TeX Gyre"/>
    </style:style>
    <style:style style:name="T31" style:family="text">
      <style:text-properties officeooo:rsid="0021f256" style:font-name-asian="DejaVu Math TeX Gyre" style:font-name-complex="DejaVu Math TeX Gyre"/>
    </style:style>
    <style:style style:name="T32" style:family="text">
      <style:text-properties officeooo:rsid="00202a5a" style:font-name-asian="DejaVu Math TeX Gyre" style:font-name-complex="DejaVu Math TeX Gyre"/>
    </style:style>
    <style:style style:name="T33" style:family="text">
      <style:text-properties officeooo:rsid="00339d46" style:font-name-asian="DejaVu Math TeX Gyre" style:font-name-complex="DejaVu Math TeX Gyre"/>
    </style:style>
    <style:style style:name="T34" style:family="text">
      <style:text-properties style:font-name-asian="Noto Sans CJK SC Regular" style:font-name-complex="Lohit Devanagari"/>
    </style:style>
    <style:style style:name="T35" style:family="text">
      <style:text-properties style:font-name-asian="Liberation Serif1" style:font-name-complex="Liberation Serif1"/>
    </style:style>
    <style:style style:name="T36" style:family="text">
      <style:text-properties officeooo:rsid="00202a5a" style:font-name-asian="Liberation Serif1" style:font-name-complex="Liberation Serif1"/>
    </style:style>
    <style:style style:name="T37" style:family="text">
      <style:text-properties officeooo:rsid="002378b4" style:font-name-asian="Liberation Serif1" style:font-name-complex="Liberation Serif1"/>
    </style:style>
    <style:style style:name="T38" style:family="text">
      <style:text-properties officeooo:rsid="0021f256" style:font-name-asian="Liberation Serif1" style:font-name-complex="Liberation Serif1"/>
    </style:style>
    <style:style style:name="T39" style:family="text">
      <style:text-properties officeooo:rsid="00235a59" style:font-name-asian="Liberation Serif1" style:font-name-complex="Liberation Serif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Sia A un insieme<text:span text:style-name="T1">1</text:span>.</text:p>
      <text:p text:style-name="P18"/>
      <text:p text:style-name="P21">Vogliamo definire un linguaggio LM basato sull’alfabeto Σ = A <text:span text:style-name="T30">∪</text:span><text:span text:style-name="T34"> { </text:span><text:span text:style-name="T36">¬, </text:span><text:span text:style-name="T35">(, ), </text:span><text:span text:style-name="T31">∨,</text:span><text:span text:style-name="T37">□</text:span><text:span text:style-name="T31"> </text:span><text:span text:style-name="T30">}.</text:span></text:p>
      <text:p text:style-name="P18"/>
      <text:p text:style-name="P18">Definisco l’insieme LM <text:span text:style-name="T4">per induzione</text:span><text:span text:style-name="T2">2</text:span>:</text:p>
      <text:p text:style-name="P18">- se x <text:span text:style-name="T32">∈</text:span><text:span text:style-name="T36"> A, allora x ∈ LM;</text:span></text:p>
      <text:p text:style-name="P19"><text:span text:style-name="T36">- se </text:span><text:span text:style-name="T38">ɑ</text:span><text:span text:style-name="T36"> ∈ LM, allora ¬ </text:span><text:span text:style-name="T38">ɑ</text:span><text:span text:style-name="T36"> ∈ LM;</text:span></text:p>
      <text:p text:style-name="P19"><text:span text:style-name="T36">- se </text:span><text:span text:style-name="T38">ɑ</text:span><text:span text:style-name="T36"> ∈ LM e </text:span><text:span text:style-name="T38">β</text:span><text:span text:style-name="T36"> ∈ LM, allora </text:span><text:span text:style-name="T38">(ɑ</text:span><text:span text:style-name="T36"> </text:span><text:span text:style-name="T31">∨</text:span><text:span text:style-name="T38"> β) </text:span><text:span text:style-name="T36">∈ </text:span><text:span text:style-name="T38">LM;</text:span></text:p>
      <text:p text:style-name="P20"><text:span text:style-name="T38">- se ɑ </text:span><text:span text:style-name="T36">∈ </text:span><text:span text:style-name="T39">LM, allora </text:span><text:span text:style-name="T37">□ </text:span><text:span text:style-name="T38">ɑ </text:span><text:span text:style-name="T36">∈ </text:span><text:span text:style-name="T37">LM;</text:span></text:p>
      <text:p text:style-name="P22">- non c’è nessun altro elemento in LM.</text:p>
      <text:p text:style-name="P22"/>
      <text:p text:style-name="P23">Diamo le seguenti definizioni<text:span text:style-name="T3">3</text:span>:</text:p>
      <text:p text:style-name="P5"/>
      <text:p text:style-name="P16">Def. 1:</text:p>
      <text:p text:style-name="P24"><text:span text:style-name="T5">Se <text:s/></text:span><text:span text:style-name="T6">ɑ </text:span><text:span text:style-name="T7">∈ </text:span><text:span text:style-name="T5">LM, <text:s/></text:span><text:span text:style-name="T6">β </text:span><text:span text:style-name="T7">∈ </text:span><text:span text:style-name="T5">LM</text:span><text:span text:style-name="T5"><text:note text:id="ftn1" text:note-class="footnote"><text:note-citation text:label="3">3</text:note-citation><text:note-body><text:p text:style-name="P1">In che senso queste sono definizioni?</text:p><text:p text:style-name="P1"/></text:note-body></text:note></text:span></text:p>
      <text:p text:style-name="P24"><text:span text:style-name="T5">- </text:span><text:span text:style-name="T6">ɑ </text:span><text:span text:style-name="T11">∧ </text:span><text:span text:style-name="T6">β :</text:span><text:span text:style-name="T5">= ¬(¬</text:span><text:span text:style-name="T6">ɑ</text:span><text:span text:style-name="T7"> </text:span><text:span text:style-name="T12">∨</text:span><text:span text:style-name="T6"> </text:span><text:span text:style-name="T5">¬</text:span><text:span text:style-name="T6">β</text:span><text:span text:style-name="T5">)</text:span></text:p>
      <text:p text:style-name="P24"><text:span text:style-name="T5">- </text:span><text:span text:style-name="T6">ɑ </text:span><text:span text:style-name="T5">→ </text:span><text:span text:style-name="T6">β :</text:span><text:span text:style-name="T5">= ¬ </text:span><text:span text:style-name="T6">ɑ </text:span><text:span text:style-name="T12">∨ </text:span><text:span text:style-name="T6">β</text:span></text:p>
      <text:p text:style-name="P25"><text:span text:style-name="T6">- </text:span><text:span text:style-name="T13">⋄ </text:span><text:span text:style-name="T6">ɑ :</text:span><text:span text:style-name="T8">= ¬</text:span><text:span text:style-name="T9">□</text:span><text:span text:style-name="T8">¬ </text:span><text:span text:style-name="T6">ɑ</text:span></text:p>
      <text:p text:style-name="P6"/>
      <text:p text:style-name="P23"><text:span text:style-name="T6">L</text:span><text:span text:style-name="T5">e definizioni precedenti hanno come unico obiettivo quello di semplificare e rendere più chiara la scrittura di formule complesse, pur mantenendo le dimensioni del linguaggio vero e proprio ridotte, qualità che si dimostrerà utile ne</text:span><text:span text:style-name="T10">i passaggi successivi</text:span><text:span text:style-name="T5">.</text:span></text:p>
      <text:p text:style-name="P7"/>
      <text:p text:style-name="P8">C’è un sottoinsieme specifico di formule che reputiamo particolarmente importanti, o fondamentali, in un certo senso. Gli elementi di questo insieme sono detti assiomi e sono <text:span text:style-name="T29">del seguente tipo</text:span><text:span text:style-name="T1"><text:note text:id="ftn0" text:note-class="footnote"><text:note-citation text:label="*">*</text:note-citation><text:note-body><text:p text:style-name="P3"><text:span text:style-name="T23">Parlare degli assiomi aggiuntivi dei sistemi più forti</text:span></text:p></text:note-body></text:note></text:span>:</text:p>
      <text:p text:style-name="P8"/>
      <text:p text:style-name="P9">Siano <text:span text:style-name="T26">ɑ</text:span>, <text:span text:style-name="T26">β</text:span>, <text:span text:style-name="T27">γ</text:span> <text:span text:style-name="T24">∈ ML</text:span></text:p>
      <text:p text:style-name="P10"><text:span text:style-name="T23">A1 - ( ɑ </text:span><text:span text:style-name="T31">∨ </text:span><text:span text:style-name="T26">ɑ</text:span><text:span text:style-name="T33">) → <text:s/></text:span><text:span text:style-name="T26">ɑ</text:span></text:p>
      <text:p text:style-name="P10"><text:span text:style-name="T33">A2 - </text:span><text:span text:style-name="T26">β</text:span><text:span text:style-name="T33"> → ( </text:span><text:span text:style-name="T26">ɑ</text:span><text:span text:style-name="T33"> </text:span><text:span text:style-name="T31">∨ </text:span><text:span text:style-name="T26">β</text:span><text:span text:style-name="T33">)</text:span></text:p>
      <text:p text:style-name="P10"><text:span text:style-name="T33">A3 - ( </text:span><text:span text:style-name="T26">ɑ</text:span><text:span text:style-name="T33"> </text:span><text:span text:style-name="T31">∨</text:span><text:span text:style-name="T33"> </text:span><text:span text:style-name="T26">β</text:span><text:span text:style-name="T33">) → ( </text:span><text:span text:style-name="T26">β</text:span><text:span text:style-name="T33"> </text:span><text:span text:style-name="T31">∨ </text:span><text:span text:style-name="T26">ɑ</text:span><text:span text:style-name="T33">)</text:span></text:p>
      <text:p text:style-name="P10"><text:span text:style-name="T33">A4 - ( </text:span><text:span text:style-name="T26">β</text:span><text:span text:style-name="T33"> → </text:span><text:span text:style-name="T27">γ</text:span><text:span text:style-name="T33">) → (( </text:span><text:span text:style-name="T26">ɑ</text:span><text:span text:style-name="T33"> </text:span><text:span text:style-name="T31">∨ </text:span><text:span text:style-name="T26">β</text:span><text:span text:style-name="T33">) → ( </text:span><text:span text:style-name="T26">ɑ</text:span><text:span text:style-name="T33"> </text:span><text:span text:style-name="T31">∨ </text:span><text:span text:style-name="T27">γ</text:span><text:span text:style-name="T33">))</text:span></text:p>
      <text:p text:style-name="P9"><text:span text:style-name="T30">A5 - </text:span><text:span text:style-name="T25">□ ɑ</text:span> → <text:s/><text:span text:style-name="T26">ɑ</text:span></text:p>
      <text:p text:style-name="P9">A6 - <text:span text:style-name="T25">□</text:span>( <text:span text:style-name="T26">ɑ</text:span> → <text:span text:style-name="T26">β</text:span>) → (<text:span text:style-name="T25">□ ɑ</text:span> → <text:span text:style-name="T25">□β</text:span>)</text:p>
      <text:p text:style-name="P11"/>
      <text:p text:style-name="P11"/>
      <text:p text:style-name="P12"/>
      <text:p text:style-name="P13"><text:soft-page-break/>Possiamo ora definire cos’è una dimostrazione.</text:p>
      <text:p text:style-name="P26"><text:span text:style-name="T15">Rappresenteremo una dimostrazione come una successione di formule, questo ci permetterà di mettere in evidenza l’aspetto computazionale attraverso cui si può procedere a formare dimostrazioni valide.</text:span></text:p>
      <text:p text:style-name="P13"/>
      <text:p text:style-name="P17">Def. 2<text:note text:id="ftn3" text:note-class="footnote"><text:note-citation text:label="*">*</text:note-citation><text:note-body><text:p text:style-name="P4"><text:span text:style-name="T27">Mostrare che la definizione è ben posta, probabilmente usando il </text:span><text:span text:style-name="T28">principio</text:span><text:span text:style-name="T27"> di ricorrenza e spiegare cos’è la lunghezza di una successione</text:span></text:p></text:note-body></text:note></text:p>
      <text:p text:style-name="P15">Una successione finita di formule di lunghezza n D è detta una dimostrazione se soddisfa le seguenti proprietà:</text:p>
      <text:p text:style-name="P14">Se n = 1, D<text:span text:style-name="T20">1</text:span> è un assioma;</text:p>
      <text:p text:style-name="P14">Se n &gt; 1 e D<text:span text:style-name="T20">n-1</text:span> è una dimostrazione, value una delle seguenti:</text:p>
      <text:p text:style-name="P14">- D<text:span text:style-name="T20">n</text:span> è un assioma</text:p>
      <text:p text:style-name="P14">- esiste 0 &lt; m &lt; n, tale che D<text:span text:style-name="T20">m</text:span> = <text:s/><text:span text:style-name="T26">ɑ </text:span>e D<text:span text:style-name="T20">n</text:span> = <text:s/><text:span text:style-name="T25">□ɑ</text:span></text:p>
      <text:p text:style-name="P26"><text:span text:style-name="T15">- esistono 0 &lt; h &lt; n e 0 &lt; k &lt; n tali che D</text:span><text:span text:style-name="T22">h</text:span><text:span text:style-name="T15"> = </text:span><text:span text:style-name="T16">ɑ </text:span><text:span text:style-name="T17">→ </text:span><text:span text:style-name="T16">β <text:s/></text:span><text:span text:style-name="T15">e D</text:span><text:span text:style-name="T22">k</text:span><text:span text:style-name="T15"> = <text:s/></text:span><text:span text:style-name="T16">ɑ </text:span><text:span text:style-name="T15">e D</text:span><text:span text:style-name="T22">n</text:span><text:span text:style-name="T15"> = <text:s/></text:span><text:span text:style-name="T16">β</text:span></text:p>
      <text:p text:style-name="P26"><text:span text:style-name="T16"/></text:p>
      <text:p text:style-name="P28"><text:span text:style-name="T16">D</text:span><text:span text:style-name="T14">ef. 3</text:span></text:p>
      <text:p text:style-name="P27"><text:span text:style-name="T14">Se <text:s/></text:span><text:span text:style-name="T18">γ </text:span><text:span text:style-name="T19">∈ ML, </text:span><text:span text:style-name="T14">diremo che <text:s/></text:span><text:span text:style-name="T18">γ </text:span><text:span text:style-name="T14">è una tesi se esiste una dimostrazione D di lunghezza n tale che D</text:span><text:span text:style-name="T21">n</text:span><text:span text:style-name="T14"> = <text:s/></text:span><text:span text:style-name="T18">γ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Math TeX Gyre" svg:font-family="'DejaVu Math TeX Gyre'"/>
    <style:font-face style:name="Lohit Devanagari1" svg:font-family="'Lohit Devanagari'"/>
    <style:font-face style:name="Liberation Serif1" svg:font-family="'Liberation Serif'" style:font-family-generic="roman"/>
    <style:font-face style:name="URW Gothic1" svg:font-family="'URW Gothic'" style:font-family-generic="roman"/>
    <style:font-face style:name="URW Gothic" svg:font-family="'URW Gothic'" style:font-family-generic="swiss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30T12:35:13.640713689</meta:creation-date>
    <dc:date>2019-10-31T00:07:29.561785443</dc:date>
    <meta:editing-duration>PT51M3S</meta:editing-duration>
    <meta:editing-cycles>13</meta:editing-cycles>
    <meta:generator>LibreOffice/6.3.2.2$Linux_X86_64 LibreOffice_project/30$Build-2</meta:generator>
    <meta:document-statistic meta:table-count="0" meta:image-count="0" meta:object-count="0" meta:page-count="2" meta:paragraph-count="37" meta:word-count="428" meta:character-count="1937" meta:non-whitespace-character-count="1534"/>
  </office:meta>
</office:document-meta>
</file>